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2bf44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e181e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officeooo:rsid="0017e92c" officeooo:paragraph-rsid="0017e92c" style:font-size-asian="14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size="12pt" officeooo:rsid="0017e92c" officeooo:paragraph-rsid="0017e92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e92c" officeooo:paragraph-rsid="0017e92c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ef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202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2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a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officeooo:paragraph-rsid="0024608b"/>
    </style:style>
    <style:style style:name="P11" style:family="paragraph" style:parent-style-name="Text_20_body">
      <style:paragraph-properties fo:text-align="start" style:justify-single-word="false"/>
      <style:text-properties officeooo:paragraph-rsid="00256ad2"/>
    </style:style>
    <style:style style:name="P12" style:family="paragraph" style:parent-style-name="Text_20_body">
      <style:paragraph-properties fo:text-align="start" style:justify-single-word="false"/>
      <style:text-properties officeooo:paragraph-rsid="002767fd"/>
    </style:style>
    <style:style style:name="P13" style:family="paragraph" style:parent-style-name="Text_20_body">
      <style:paragraph-properties fo:text-align="start" style:justify-single-word="false"/>
      <style:text-properties officeooo:paragraph-rsid="0032f9e2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f1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solid" draw:fill-color="#72bf44" draw:opacity="100%"/>
      <style:paragraph-properties fo:text-align="center" style:justify-single-word="false" fo:background-color="#72bf44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solid" draw:fill-color="#ce181e" draw:opacity="100%"/>
      <style:paragraph-properties fo:text-align="center" style:justify-single-word="false" fo:background-color="#ce181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48d" officeooo:paragraph-rsid="0019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4e3" officeooo:paragraph-rsid="001ef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9da" officeooo:paragraph-rsid="001ff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667" officeooo:paragraph-rsid="00202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c50" officeooo:paragraph-rsid="00205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302" officeooo:paragraph-rsid="0022a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9dd" officeooo:paragraph-rsid="00242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08b" officeooo:paragraph-rsid="002460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ad2" officeooo:paragraph-rsid="00256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7fd" officeooo:paragraph-rsid="00276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40e5" officeooo:paragraph-rsid="002b40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b58" officeooo:paragraph-rsid="002c8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05a3" officeooo:paragraph-rsid="002e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480" officeooo:paragraph-rsid="002eb4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211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9e2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429dd" officeooo:paragraph-rsid="002429d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b40e5" officeooo:paragraph-rsid="002b4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c8b58" officeooo:paragraph-rsid="002c8b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19a48d"/>
    </style:style>
    <style:style style:name="T2" style:family="text">
      <style:text-properties officeooo:rsid="001b5903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dae56"/>
    </style:style>
    <style:style style:name="T6" style:family="text">
      <style:text-properties officeooo:rsid="00205c50"/>
    </style:style>
    <style:style style:name="T7" style:family="text">
      <style:text-properties officeooo:rsid="0024608b"/>
    </style:style>
    <style:style style:name="T8" style:family="text">
      <style:text-properties officeooo:rsid="0029c83a"/>
    </style:style>
    <style:style style:name="T9" style:family="text">
      <style:text-properties officeooo:rsid="002b40e5"/>
    </style:style>
    <style:style style:name="T10" style:family="text">
      <style:text-properties officeooo:rsid="002c8b5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cfd2e"/>
    </style:style>
    <style:style style:name="T13" style:family="text">
      <style:text-properties officeooo:rsid="002e0b01"/>
    </style:style>
    <style:style style:name="T14" style:family="text">
      <style:text-properties officeooo:rsid="0031349f"/>
    </style:style>
    <style:style style:name="T15" style:family="text">
      <style:text-properties officeooo:rsid="0034f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ções propostas e os problemas que elas podem resolver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Solução</text:p>
          </table:table-cell>
          <table:table-cell table:style-name="Table1.B1" office:value-type="string">
            <text:p text:style-name="P18">Problemas</text:p>
          </table:table-cell>
        </table:table-row>
        <table:table-row table:style-name="Table1.1">
          <table:table-cell table:style-name="Table1.A2" office:value-type="string">
            <text:p text:style-name="P2">O professor é capaz de criar <text:span text:style-name="T1">turmas, escolhendo a matéria e adicionando os alunos da matéria atravéz do compartilhamento de links de convite.</text:span></text:p>
          </table:table-cell>
          <table:table-cell table:style-name="Table1.B2" office:value-type="string">
            <text:p text:style-name="P5">– Dificuldade em formar os grupos;</text:p>
          </table:table-cell>
        </table:table-row>
        <table:table-row table:style-name="Table1.1">
          <table:table-cell table:style-name="Table1.A2" office:value-type="string">
            <text:p text:style-name="P19">O professor é capaz de criar trabalhos dentro das turmas que ele gerencia, determinando o que deve ser feito, como deve ser entregue, a data limite para a entrega do trabalho, <text:span text:style-name="T5">uma descrição breve sobre o trabalho</text:span> <text:span text:style-name="T2">e a quantidade máxima de alunos por trabalho (variando de 1 até N)</text:span>. Quando o professor cria um novo trabalho, os alunos daquela turma são notificados por e-mail e/ou notificação push.</text:p>
          </table:table-cell>
          <table:table-cell table:style-name="Table1.B2" office:value-type="string">
            <text:p text:style-name="P5">-- Falta de contato mais dinâmico com o professor;</text:p>
            <text:p text:style-name="P5">-- Problemas com o comprometimento com os prazos;</text:p>
            <text:p text:style-name="P8"><text:span text:style-name="T4">-- Dificuldade em dar início ao trabalho;</text:span></text:p>
            <text:p text:style-name="P8">-- Dificuldade em cumprir prazos;</text:p>
            <text:p text:style-name="P8">-- Grupo com muitos integrantes;</text:p>
            <text:p text:style-name="P16">-- Controle dos membros do grupo;</text:p>
            <text:p text:style-name="P16">-- Irritante quando o trabalho em grupo é obrigatório;</text:p>
          </table:table-cell>
        </table:table-row>
        <table:table-row table:style-name="Table1.1">
          <table:table-cell table:style-name="Table1.A2" office:value-type="string">
            <text:p text:style-name="P20">Os alunos serão capazes de criar seus próprios grupos, tornando o criador do grupo o líder. Eles também serão capazes de buscar dentro de suas turmas por alunos que ainda não tenham grupo e convida-los.</text:p>
          </table:table-cell>
          <table:table-cell table:style-name="Table1.B2" office:value-type="string">
            <text:p text:style-name="P5">-- Dificuldade em formar os grupos;</text:p>
            <text:p text:style-name="P5">-- Controle dos membros do grupo;</text:p>
            <text:p text:style-name="P5">-- Grupo com muitos integrantes;</text:p>
          </table:table-cell>
        </table:table-row>
        <table:table-row table:style-name="Table1.1">
          <table:table-cell table:style-name="Table1.A2" office:value-type="string">
            <text:p text:style-name="P20">Todos os alunos, independentemente de estarem fazendo parte de um grupo ou não, podem visualizar a lista de grupos formados dentro de sua turma. Os alunos ainda sem grupo podem usar essa lista para solicitar ao líder entrada no grupo.</text:p>
          </table:table-cell>
          <table:table-cell table:style-name="Table1.B2" office:value-type="string">
            <text:p text:style-name="P6">-- Dificuldade em formar os grupos;</text:p>
            <text:p text:style-name="P6">-- Grupo com muitos integrantes;</text:p>
            <text:p text:style-name="P6">-- Falta de entrosamento;</text:p>
            <text:p text:style-name="P15">-- Controle dos membros do grupo;</text:p>
          </table:table-cell>
        </table:table-row>
        <table:table-row table:style-name="Table1.1">
          <table:table-cell table:style-name="Table1.A2" office:value-type="string">
            <text:p text:style-name="P21">Dentro dos grupos, os alunos terão a sua disposição, um chat geral (similar ao Discord ou Slack) para se apresentar, trocar idéias, se organizar e discutir assuntos relacionados ao trabalho ou assuntos diversos.</text:p>
          </table:table-cell>
          <table:table-cell table:style-name="Table1.B2" office:value-type="string">
            <text:p text:style-name="P5">-- Falta de entrosamento;</text:p>
            <text:p text:style-name="P5">-- Dificuldade em organizar uma eventual apresentação do trabalho;</text:p>
            <text:p text:style-name="P5">-- Dificuldade em ter afinidade com os membros do grupo;</text:p>
            <text:p text:style-name="P5">-- Irritante quando o trabalho em grupo é obrigatório;</text:p>
            <text:p text:style-name="P5">-- Dificuldade para chegar a um consenso de idéias;</text:p>
            <text:p text:style-name="P5">-- Entrosamento e conhecimento dos membros do <text:soft-page-break/>grupo;</text:p>
            <text:p text:style-name="P7">-- Dificuldade em organizar encontros, tanto virtuais quanto presenciais;</text:p>
            <text:p text:style-name="P7">-- Confiar em membros com o qual não se tem afinidade;</text:p>
            <text:p text:style-name="P7">-- Timidez para reuniões;</text:p>
            <text:p text:style-name="P7">-- Não conhecer nenhum dos membros previamente quando o grupo é formado;</text:p>
            <text:p text:style-name="P7">-- Dificuldade em manter contato entre os membros do grupo;</text:p>
          </table:table-cell>
        </table:table-row>
        <table:table-row table:style-name="Table1.1">
          <table:table-cell table:style-name="Table1.A2" office:value-type="string">
            <text:p text:style-name="P22">As mensagens que podem ser enviadas pelos alunos <text:span text:style-name="T6">dentro do chat de um grupo </text:span>podem ter propriedades especiais, uma delas é a habilidade de adicionar uma “flag” a mensagem, indicando que o membro precisa de ajuda com alguma tarefa ou tem alguma dúvida, uma mensagem com “flag” possui uma cor diferente para destaque e os outros membros do grupo <text:span text:style-name="T6">e o professor da disciplina </text:span>serão notificados desta mensagem por e-mail e/ou notificação push. <text:span text:style-name="T6">Caso o professor deseje, ele pode responder diretamente a este tipo de mensagem.</text:span></text:p>
          </table:table-cell>
          <table:table-cell table:style-name="Table1.B2" office:value-type="string">
            <text:p text:style-name="P5">-- Não estar claro o que cada membro deve fazer;</text:p>
            <text:p text:style-name="P5">-- Membros sem paciência para ajudar os outros;</text:p>
            <text:p text:style-name="P5">-- Receio de não poder contribuir muito com o trabalho;</text:p>
            <text:p text:style-name="P5">-- Confiar em membros com o qual não se tem afinidade;</text:p>
            <text:p text:style-name="P5">-- Membros em períodos e/ou cursos diferentes;</text:p>
            <text:p text:style-name="P5">-- Irritante quando o trabalho em grupo é obrigatório;</text:p>
            <text:p text:style-name="P5">-- Ajudar os professores a supervisionar melhor o andamento;</text:p>
            <text:p text:style-name="P16">-- Falta de auxílio aos grupos com mais dificuldade;</text:p>
            <text:p text:style-name="P16">-- Falta de contato mais dinâmico com o professor;</text:p>
            <text:p text:style-name="P16">-- Problemas em tirar dúvidas sobre o trabalho;</text:p>
          </table:table-cell>
        </table:table-row>
        <table:table-row table:style-name="Table1.1">
          <table:table-cell table:style-name="Table1.A2" office:value-type="string">
            <text:p text:style-name="P23">Outra propriedade das mensagens de grupo são as votações, um aluno pode escolher criar uma votação e suas opções e adicionar ela ao chat do grupo. Os outros membros do grupo serão notificados da votação e poderão votar em uma das opções, a votação é encerrada quando todos os membros do grupo tiverem votado.</text:p>
          </table:table-cell>
          <table:table-cell table:style-name="Table1.B2" office:value-type="string">
            <text:p text:style-name="P5">-- Dificuldade para chegar a um consenso de idéias;</text:p>
            <text:p text:style-name="P5">-- Dificuldade em organizar uma eventual apresentação do trabalho;</text:p>
            <text:p text:style-name="P5">-- Dificuldade em ter boa distribuição das tarefas;</text:p>
            <text:p text:style-name="P5">-- Dividir trabalho e alocar responsabilidades;</text:p>
            <text:p text:style-name="P5">-- Garantir que todos os membros participem do trabalho;</text:p>
            <text:p text:style-name="P16"><text:soft-page-break/>-- Votações entre os membros do grupo;</text:p>
          </table:table-cell>
        </table:table-row>
        <table:table-row table:style-name="Table1.1">
          <table:table-cell table:style-name="Table1.A2" office:value-type="string">
            <text:p text:style-name="P24">As mensagens também podem ter menções a um ou mais membros do grupo ou a todos os membros do grupo, neste caso, apenas os membros mencionados recebem notificação por e-mail e/ou push.</text:p>
          </table:table-cell>
          <table:table-cell table:style-name="Table1.B2" office:value-type="string">
            <text:p text:style-name="P9"><text:span text:style-name="T4">-- Controle dos membros do grupo;</text:span></text:p>
            <text:p text:style-name="P9">-- Membros do grupo não fazem nada;</text:p>
            <text:p text:style-name="P5">-- Problemas com o comprometimento com os prazos;</text:p>
            <text:p text:style-name="P16">-- Comumente, apenas um membro do grupo acaba fazendo o trabalho todo;</text:p>
            <text:p text:style-name="P16">-- Falta de seriedade e disponibilidade dos membros;</text:p>
            <text:p text:style-name="P5">-- Dificuldade em manter contato entre os membros do grupo;</text:p>
            <text:p text:style-name="P16">-- Garantir que todos os membros participem do trabalho;</text:p>
            <text:p text:style-name="P5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25">Um <text:span text:style-name="T8">usuário,</text:span> ao se cadastrar no app, <text:span text:style-name="T8">possui dois perfis separados, um como aluno e outro como professor, em comum aos dois perfis, a conta de cada usuário possui os campos:</text:span></text:p>
            <text:p text:style-name="P35">- Nome;</text:p>
            <text:p text:style-name="P35">- <text:span text:style-name="T9">Foto (opcional);</text:span></text:p>
            <text:p text:style-name="P35">- Telefone (opcional);</text:p>
            <text:p text:style-name="P35">- Email <text:span text:style-name="T7">(opcional)</text:span>;</text:p>
            <text:p text:style-name="P35">- Links <text:span text:style-name="T8">úteis</text:span> (LinkedIn, Facebook, Github, site pessoal, <text:span text:style-name="T8">currículo Lattes</text:span> etc);</text:p>
            <text:p text:style-name="P35">- <text:span text:style-name="T7">Conhecimentos (conhecimentos que o usuário se considera proficiente);</text:span></text:p>
            <text:p text:style-name="P35">- <text:span text:style-name="T7">Descrição (opcional);</text:span></text:p>
            <text:p text:style-name="P35">- <text:span text:style-name="T9">Contador de “high-fives” (explicado mais a frente);</text:span></text:p>
            <text:p text:style-name="P26">Adicionalmente, para criar uma conta no app, o <text:span text:style-name="T8">usuário</text:span> deve fornecer <text:span text:style-name="T11">login, senha e email.</text:span></text:p>
            <text:p text:style-name="P29">Exclusivo ao perfil de aluno, temos os campos:</text:p>
            <text:p text:style-name="P36">- Horas diárias disponíveis para trabalhos;</text:p>
            <text:p text:style-name="P36">- Instituição onde estuda;</text:p>
            <text:p text:style-name="P36">- Curso <text:span text:style-name="T10">atual</text:span>;</text:p>
            <text:p text:style-name="P36">- Período atual;</text:p>
            <text:p text:style-name="P36">- Identificador de matrícula; </text:p>
            <text:p text:style-name="P30">Exclusivo ao perfil de professor, temos os campos:</text:p>
            <text:p text:style-name="P37">- Horas diárias disponíveis para consulta;</text:p>
            <text:p text:style-name="P37">- Instituição onde leciona;</text:p>
            <text:p text:style-name="P37">- Cursos que leciona;</text:p>
            <text:p text:style-name="P37">- Identificador de matrícula;</text:p>
          </table:table-cell>
          <table:table-cell table:style-name="Table1.B2" office:value-type="string">
            <text:p text:style-name="P10"><text:span text:style-name="T3">-- Falta de entrosamento;</text:span></text:p>
            <text:p text:style-name="P10">-- Controle dos membros do grupo;</text:p>
            <text:p text:style-name="P10">-- Dificuldade em ter afinidade com os membros do grupo;</text:p>
            <text:p text:style-name="P10">-- Problemas com o comprometimento com os prazos;</text:p>
            <text:p text:style-name="P10">-- Falta de seriedade e disponibilidade dos membros;</text:p>
            <text:p text:style-name="P10">-- Dificuldade em ter boa distribuição das tarefas;</text:p>
            <text:p text:style-name="P14">-- Membros com interesses diferentes;</text:p>
            <text:p text:style-name="P14">-- Dificuldade em cumprir prazos;</text:p>
            <text:p text:style-name="P14">-- Entrosamento e conhecimento dos membros do grupo;</text:p>
            <text:p text:style-name="P14">-- Dividir trabalho e alocar responsabilidades;</text:p>
            <text:p text:style-name="P14">-- Trabalho dividido de forma não-igual;</text:p>
            <text:p text:style-name="P14">-- Confiar em membros com o qual não se tem afinidade;</text:p>
            <text:p text:style-name="P14">-- Receio de não poder contribuir muito com o trabalho;</text:p>
            <text:p text:style-name="P14">-- Membros em períodos e/ou cursos diferentes;</text:p>
            <text:p text:style-name="P14">-- Não conhecer nenhum dos membros previamente quando o grupo é formado;</text:p>
            <text:p text:style-name="P14">-- Dificuldade em formar os grupos;</text:p>
            <text:p text:style-name="P14"><text:soft-page-break/>-- Balancear a vida acadêmica com a vida pessoal e/ou profissional;</text:p>
            <text:p text:style-name="P14">-- Falta de contato mais dinâmico com o professor;</text:p>
            <text:p text:style-name="P14">-- Problemas em tirar dúvidas sobre o trabalho;</text:p>
          </table:table-cell>
        </table:table-row>
        <table:table-row table:style-name="Table1.1">
          <table:table-cell table:style-name="Table1.A2" office:value-type="string">
            <text:p text:style-name="P27">Atrelado <text:span text:style-name="T10">a conta do usuário</text:span>, ele também tem um contador de “high-fives”. Um aluno pode ganhar “high-fives” através de outros alunos, quando, por exemplo, eles acharam alguma mensagem útil ou como recompensa por um trabalho ou tarefa bem feito, um professor também pode dar “high-fives” para os alunos. Este sistema de “high-fives” funcionaria de forma semelhante aos “joinhas” do Facebook ou aos “upvotes” do Reddit. Este contador de “high-fives” fica sempre visível para todos na lista de alunos de uma classe e pode ser usado como critério por líderes de grupo para aceitação e filtragem de novos membros. <text:span text:style-name="T10">Um professor também pode receber “high-fives” de seus alunos ao responder dúvidas, seu contador de “high-fives” também fica visível para todos os alunos.</text:span></text:p>
          </table:table-cell>
          <table:table-cell table:style-name="Table1.B2" office:value-type="string">
            <text:p text:style-name="P9">-- Controle dos membros do grupo;</text:p>
            <text:p text:style-name="P14">-- Membros do grupo não fazem nada;</text:p>
            <text:p text:style-name="P11"><text:span text:style-name="T3">-- Problemas com o comprometimento com os prazos;</text:span></text:p>
            <text:p text:style-name="P11">-- Comumente, apenas um membro do grupo acaba fazendo o trabalho todo;</text:p>
            <text:p text:style-name="P14">-- Falta de seriedade e disponibilidade dos membros;</text:p>
            <text:p text:style-name="P14">-- Comumente, membros do grupo fazem seu trabalho de forma relaxada;</text:p>
            <text:p text:style-name="P14">-- Dificuldade em cumprir prazos;</text:p>
          </table:table-cell>
        </table:table-row>
        <table:table-row table:style-name="Table1.1">
          <table:table-cell table:style-name="Table1.A2" office:value-type="string">
            <text:p text:style-name="P28">Líderes de grupo podem filtrar e ordenar a lista de alunos da classe ainda sem grupo:</text:p>
            <text:p text:style-name="P28">Filtragem: Por conhecimentos, por período, por curso, por high-fives, <text:span text:style-name="T12">por horas disponíveis</text:span>.</text:p>
            <text:p text:style-name="P28">Ordenação: Por high-fives, por período, <text:span text:style-name="T12">por horas disponíveis</text:span>.</text:p>
          </table:table-cell>
          <table:table-cell table:style-name="Table1.B2" office:value-type="string">
            <text:p text:style-name="P12"><text:span text:style-name="T3">-- Controle dos membros do grupo;</text:span></text:p>
            <text:p text:style-name="P12">-- Membros do grupo não fazem nada;</text:p>
            <text:p text:style-name="P14">-- Comumente, apenas um membro do grupo acaba fazendo o trabalho todo;</text:p>
            <text:p text:style-name="P14">-- Falta de seriedade e disponibilidade dos membros;</text:p>
            <text:p text:style-name="P9">-- Comumente, membros do grupo fazem seu trabalho de forma relaxada;</text:p>
            <text:p text:style-name="P9">-- Membros com interesses diferentes;</text:p>
            <text:p text:style-name="P9">-- Entrosamento e conhecimento dos membros do grupo;</text:p>
            <text:p text:style-name="P9">-- Confiar em membros com o qual não se tem afinidade;</text:p>
            <text:p text:style-name="P14">-- Receio de não poder contribuir muito com o trabalho;</text:p>
            <text:p text:style-name="P14">-- Não conhecer nenhum dos membros previamente quando o grupo é formado;</text:p>
            <text:p text:style-name="P14">-- Garantir que todos os membros participem do trabalho;</text:p>
            <text:p text:style-name="P14"><text:soft-page-break/>-- Dificuldade em formar os grupos;</text:p>
          </table:table-cell>
        </table:table-row>
        <table:table-row table:style-name="Table1.1">
          <table:table-cell table:style-name="Table1.A2" office:value-type="string">
            <text:p text:style-name="P31">Um líder de grupo pode, em conjunto com os outros membros, dividir um trabalho em sub-tarefas, que podem ser alocadas para os membros do grupo executarem. <text:span text:style-name="T13">Estas sub-tarefas podem ter prazos para serem cumpridas.</text:span></text:p>
          </table:table-cell>
          <table:table-cell table:style-name="Table1.B2" office:value-type="string">
            <text:p text:style-name="P9">-- Membros do grupo não fazem nada;</text:p>
            <text:p text:style-name="P9">-- Problemas com o comprometimento com os prazos;</text:p>
            <text:p text:style-name="P14">-- Comumente, apenas um membro do grupo acaba fazendo o trabalho todo;</text:p>
            <text:p text:style-name="P9">-- Dificuldade em ter boa distribuição das tarefas;</text:p>
            <text:p text:style-name="P9">-- Dividir trabalho e alocar responsabilidades;</text:p>
            <text:p text:style-name="P9">-- Trabalho dividido de forma não-igual;</text:p>
            <text:p text:style-name="P9">-- Não estar claro o que cada membro deve fazer;</text:p>
            <text:p text:style-name="P9">-- Garantir que todos os membros participem do trabalho;</text:p>
            <text:p text:style-name="P9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32">Uma sub-tarefa tem quatro estados: a fazer, fazendo, em revisão e feito.</text:p>
            <text:p text:style-name="P32">- A fazer: A tarefa ainda não foi alocada para nenhum membro do grupo;</text:p>
            <text:p text:style-name="P32">- Fazendo: A tarefa foi alocada e o membro do grupo está executando a tarefa;</text:p>
            <text:p text:style-name="P32">- Em revisão: A tarefa foi concluída pelo membro do grupo e ele a submeteu para revisão pelos outros membros, que podem aprovar ou recusar a tarefa, dando feedback em seguida;</text:p>
            <text:p text:style-name="P32">- Feito: A tarefa foi aprovada e concluída, neste passo, os membros do grupo podem dar “high-fives” como recompensa por um trabalho bem feito ao membro que executou a sub-tarefa.</text:p>
            <text:p text:style-name="P32"/>
          </table:table-cell>
          <table:table-cell table:style-name="Table1.B2" office:value-type="string">
            <text:p text:style-name="P9">-- Controle dos membros do grupo;</text:p>
            <text:p text:style-name="P14">-- Membros do grupo não fazem nada;</text:p>
            <text:p text:style-name="P14">-- Problemas com o comprometimento com os prazos;</text:p>
            <text:p text:style-name="P14">-- Comumente, apenas um membro do grupo acaba fazendo o trabalho todo;</text:p>
            <text:p text:style-name="P14">-- Falta de seriedade e disponibilidade dos membros;</text:p>
            <text:p text:style-name="P14">-- Comumente, membros do grupo fazem seu trabalho de forma relaxada;</text:p>
            <text:p text:style-name="P14">-- Dificuldade em cumprir prazos;</text:p>
            <text:p text:style-name="P9">-- Confiar em membros com o qual não se tem afinidade;</text:p>
            <text:p text:style-name="P9">-- Não estar claro o que cada membro deve fazer;</text:p>
            <text:p text:style-name="P9">-- Garantir que todos os membros participem do trabalho;</text:p>
            <text:p text:style-name="P9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33">Quando todas as sub-tarefas são finalizadas, o líder do grupo pode <text:span text:style-name="T14">entragar o trabalho (de acordo com as especificações do professor) e marcar o trabalho como concluído, isso gera uma notificação para o professor, que pode dar “high-fives” para todos os membros do grupo ao</text:span></text:p>
            <text:p text:style-name="P33"><text:soft-page-break/><text:span text:style-name="T14">confirmar que o trabalho foi entregue com sucesso.</text:span></text:p>
          </table:table-cell>
          <table:table-cell table:style-name="Table1.B2" office:value-type="string">
            <text:p text:style-name="P13"><text:span text:style-name="T3">-- Membros do grupo não fazem nada;</text:span></text:p>
            <text:p text:style-name="P13"><text:span text:style-name="T3">-- Problemas com o comprometimento com os prazos;</text:span></text:p>
            <text:p text:style-name="P13">-- Comumente, apenas um membro do grupo acaba fazendo o trabalho todo;</text:p>
            <text:p text:style-name="P14"><text:soft-page-break/>-- Falta de seriedade e disponibilidade dos membros;</text:p>
            <text:p text:style-name="P14">-- Comumente, membros do grupo fazem seu trabalho de forma relaxada;</text:p>
            <text:p text:style-name="P14">-- Garantir que todos os membros participem do trabalho;</text:p>
            <text:p text:style-name="P14">-- Deixar o trabalho para a última hora;</text:p>
            <text:p text:style-name="P14">-- Ajudar os professores a supervisionar melhor o andamento;</text:p>
            <text:p text:style-name="P14">-- Falta de contato mais dinâmico com o professor;</text:p>
          </table:table-cell>
        </table:table-row>
        <table:table-row table:style-name="Table1.1">
          <table:table-cell table:style-name="Table1.A2" office:value-type="string">
            <text:p text:style-name="P34">O professor terá acesso a uma lista com todos os grupos de cada classe que possui, ele também poderá acessar os grupos para acompanhar o andamento das atividades e também poderá, caso deseje, entrar em contato com os membros do grupo para dar feedback.</text:p>
          </table:table-cell>
          <table:table-cell table:style-name="Table1.B2" office:value-type="string">
            <text:p text:style-name="P9">-- Ajudar os professores a supervisionar melhor o andamento;</text:p>
            <text:p text:style-name="P14">-- Falta de auxílio aos grupos com mais dificuldade;</text:p>
            <text:p text:style-name="P14">-- Falta de contato mais dinâmico com o professor;</text:p>
            <text:p text:style-name="P14">-- Problemas em tirar dúvidas sobre o trabalho;</text:p>
          </table:table-cell>
        </table:table-row>
      </table:table>
      <text:p text:style-name="P3"/>
      <text:p text:style-name="P4">*<text:span text:style-name="T15">As soluções apresentadas não necessariamente satisfazem completamente os problemas um-a-um, e sim comtribuem para a solução dos problemas. Acredito que a união de todas as soluções acima apresentadas satisfaz todos os problem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9:14:14.990751422</meta:creation-date>
    <dc:date>2020-09-05T23:54:22.596612212</dc:date>
    <meta:editing-duration>PT1H28M7S</meta:editing-duration>
    <meta:editing-cycles>15</meta:editing-cycles>
    <meta:generator>LibreOffice/6.0.1.1$Linux_X86_64 LibreOffice_project/00m0$Build-1</meta:generator>
    <meta:document-statistic meta:table-count="1" meta:image-count="0" meta:object-count="0" meta:page-count="6" meta:paragraph-count="167" meta:word-count="1934" meta:character-count="11627" meta:non-whitespace-character-count="9858"/>
  </office:meta>
</office:document-meta>
</file>